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fo:break-before="page" table:align="margins" style:may-break-between-rows="false" style:writing-mode="lr-tb"/>
    </style:style>
    <style:style style:name="Instructions.A" style:family="table-column">
      <style:table-column-properties style:rel-column-width="13721*"/>
    </style:style>
    <style:style style:name="Instructions.B" style:family="table-column">
      <style:table-column-properties style:rel-column-width="4742*"/>
    </style:style>
    <style:style style:name="Instructions.C" style:family="table-column">
      <style:table-column-properties style:rel-column-width="11338*"/>
    </style:style>
    <style:style style:name="Instructions.D" style:family="table-column">
      <style:table-column-properties style:rel-column-width="7741*"/>
    </style:style>
    <style:style style:name="Instructions.E" style:family="table-column">
      <style:table-column-properties style:rel-column-width="6877*"/>
    </style:style>
    <style:style style:name="Instructions.F" style:family="table-column">
      <style:table-column-properties style:rel-column-width="6881*"/>
    </style:style>
    <style:style style:name="Instructions.H" style:family="table-column">
      <style:table-column-properties style:rel-column-width="4747*"/>
    </style:style>
    <style:style style:name="Instructions.I" style:family="table-column">
      <style:table-column-properties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6" style:family="paragraph" style:parent-style-name="Standard">
      <style:paragraph-properties fo:margin-top="0in" fo:margin-bottom="0.0835in" style:text-autospace="non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10"/>
    <style:style style:name="P28" style:family="paragraph" style:parent-style-name="Standard" style:list-style-name="L11">
      <style:text-properties style:font-name="Times New Roman" fo:font-size="12pt" style:font-size-asian="12pt" style:font-size-complex="12pt"/>
    </style:style>
    <style:style style:name="P29" style:family="paragraph" style:parent-style-name="Standard" style:list-style-name="L12">
      <style:text-properties style:font-name="Times New Roman" fo:font-size="12pt" style:font-size-asian="12pt" style:font-size-complex="12pt"/>
    </style:style>
    <style:style style:name="P30" style:family="paragraph" style:parent-style-name="Standard" style:list-style-name="L13">
      <style:text-properties style:font-name="Times New Roman" fo:font-size="12pt" style:font-size-asian="12pt" style:font-size-complex="12pt"/>
    </style:style>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0" style:family="paragraph" style:parent-style-name="Standard" style:list-style-name="L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1"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2" style:family="paragraph" style:parent-style-name="Heading_20_1" style:master-page-name="First_20_Page">
      <style:paragraph-properties style:page-number="auto"/>
    </style:style>
    <style:style style:name="P43" style:family="paragraph">
      <style:paragraph-properties style:writing-mode="lr-tb"/>
    </style:style>
    <style:style style:name="P4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5313569716235755371" text:style-name="L1">
        <text:list-item>
          <text:p text:style-name="P21">“Legacy Throttles” refers to throttles designed for use with extant DCC systems, e.g. a Digitrax DT402 or Lenz LH100.</text:p>
        </text:list-item>
        <text:list-item>
          <text:p text:style-name="P21">“Full-Featured Throttles” refers to full-featured native OpenLCB throttles with multi-line color screens and effectively unlimited processing power, e.g. a software throttle implemented on an iPad.</text:p>
        </text:list-item>
        <text:list-item>
          <text:p text:style-name="P21">“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2">“Consisting”: The running of multiple items together, e.g. three coupled engines, each with their own NodeID or DCC address, as a single locomotive. DCC systems provide this now in various ways and with various names.</text:p>
      <text:p text:style-name="P1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1751848470942844123" text:style-name="L2">
        <text:list-item>
          <text:p text:style-name="P22">Message Transfer Protocol</text:p>
        </text:list-item>
        <text:list-item>
          <text:p text:style-name="P22">Event Transfer Protocol</text:p>
        </text:list-item>
        <text:list-item>
          <text:p text:style-name="P22">Memory Configuration Protocol (optional?) and Datagram Protocol it depends on</text:p>
        </text:list-item>
        <text:list-item>
          <text:p text:style-name="P22"><text:soft-page-break/>CDI</text:p>
        </text:list-item>
        <text:list-item>
          <text:p text:style-name="P22">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text:soft-page-break/>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or not present means OK</text:p>
      <text:p text:style-name="Standard">Detach reply code: Zero or not present means OK</text:p>
      <text:p text:style-name="Standard">Do we want to return the number of attached nodes/DCC addresses? </text:p>
      <text:p text:style-name="Standard">Error codes need to be defined.</text:p>
      <text:list xml:id="list7116781353925743390" text:style-name="L3">
        <text:list-item>
          <text:p text:style-name="P23">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3">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h text:style-name="Heading_20_2" text:outline-level="2"><text:soft-page-break/>States</text:h>
      <text:p text:style-name="Standard">Full OpenLCB nodes:</text:p>
      <text:list xml:id="list1000162416481068848" text:style-name="L4">
        <text:list-item>
          <text:p text:style-name="P24">Set Speed – The speed set by a throttle, the content of the most recent “set speed” instruction</text:p>
        </text:list-item>
        <text:list-item>
          <text:p text:style-name="P24">Commanded Speed – the current speed that is intended. <text:s/>This may lag behind the set speed intentionally due to momentum settings, etc.</text:p>
        </text:list-item>
        <text:list-item>
          <text:p text:style-name="P24">Current Speed – a physical state, the speed at which the object is currently moving</text:p>
        </text:list-item>
      </text:list>
      <text:p text:style-name="Standard">Emergency stop is not a state.</text:p>
      <text:p text:style-name="Standard">Proxy Node States:</text:p>
      <text:list xml:id="list5741079017077256344" text:style-name="L5">
        <text:list-item>
          <text:p text:style-name="P25">Idle – not reserved and has neither nodes nor legacy addresses attached</text:p>
        </text:list-item>
        <text:list-item>
          <text:p text:style-name="P25">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text:soft-page-break/>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1453490711394203530" text:style-name="L6">
        <text:list-item>
          <text:p text:style-name="P26">Memory layout of the function values, allowing for multiple data types from binary (one and off for lights) through integer values (for e.g. sound intensities) and strings (sign displays?).</text:p>
        </text:list-item>
        <text:list-item>
          <text:p text:style-name="P26">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1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5">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5">One approach to standards in this area would be extend ACDI/SNIP. Those currently have a block for manufacturer identification, and a block for user identification. Those are both versioned. We could take (one of) several approaches:</text:p>
      <text:list xml:id="list984265792790097579" text:style-name="L7">
        <text:list-item>
          <text:p text:style-name="P39">Extend them with a third block, only present when the node implements the train protocol (as seen in PIP). To allow later introduction of more types, this block would have some versioning/type information, but that's straightforward.</text:p>
        </text:list-item>
        <text:list-item>
          <text:p text:style-name="P39">Create a version 2 of the user block, which holds additional data. (This would be using 2 as a format identifier, rather than a version number; that might make versioning complicated)</text:p>
        </text:list-item>
      </text:list>
      <text:p text:style-name="P16"><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4687486663101384371" text:style-name="L8">
        <text:list-item>
          <text:p text:style-name="P40">Road Name</text:p>
        </text:list-item>
        <text:list-item>
          <text:p text:style-name="P40">Road Number</text:p>
        </text:list-item>
      </text:list>
      <text:p text:style-name="P15">(Manufacturer, model, owner description, comments, etc are already present in ACDI/SNI)</text:p>
      <text:p text:style-name="P15">For DCC locomotives, more terms might be desired:</text:p>
      <text:list xml:id="list6404074339104977922" text:style-name="L9">
        <text:list-item>
          <text:p text:style-name="P41">DCC Address</text:p>
        </text:list-item>
        <text:list-item>
          <text:p text:style-name="P41">Decoder Type (Manufacturer, model)</text:p>
        </text:list-item>
      </text:list>
      <text:p text:style-name="P14"/>
      <text:h text:style-name="Heading_20_3" text:outline-level="3">Train Identification</text:h>
      <text:p text:style-name="Standard">OpenLCB Train nodes use:</text:p>
      <text:list xml:id="list5827507777433356161" text:style-name="L10">
        <text:list-item>
          <text:p text:style-name="P27"><text:soft-page-break/>The Event Transport protocol to locate Train nodes</text:p>
        </text:list-item>
        <text:list-item>
          <text:p text:style-name="P27">PIP for enquiry about the support</text:p>
        </text:list-item>
        <text:list-item>
          <text:p text:style-name="P27">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0">The train acquisition process simplifies locating desired train nodes so that small hand-held throttle nodes can efficiently take part. It does this using several approaches, which can be used as needed by throttles:</text:p>
      <text:list xml:id="list4630670428035333288" text:style-name="L11">
        <text:list-item>
          <text:p text:style-name="P28">Events are used to announce the existence and status of Train nodes</text:p>
        </text:list-item>
        <text:list-item>
          <text:p text:style-name="P28">Train nodes will generally implement the Simple Node Information protocol so that throttles can get basic, user-readable identification from them</text:p>
        </text:list-item>
        <text:list-item>
          <text:p text:style-name="P28">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0">For locating all proxies and just idle or in use proxies, two well-known Event IDs are used:</text:p>
      <text:p text:style-name="P10">Proxy must produce the reserved event </text:p>
      <text:list xml:id="list1108320720195687711" text:style-name="L12">
        <text:list-item>
          <text:p text:style-name="P29">EventID 01.01.00.00.00.00.03.04 indicates the node is a proxy in Idle state</text:p>
        </text:list-item>
      </text:list>
      <text:list xml:id="list6408298731750598275" text:style-name="L13">
        <text:list-item>
          <text:p text:style-name="P30">Event ID 01.01.00.00.00.00.03.05 indicates the node is a proxy in InUse state</text:p>
        </text:list-item>
      </text:list>
      <text:p text:style-name="P10"><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ther of them. A mixture of memory configuration and CDI should do just fine. It just means that we need to find a way to include clueing information for the throttles on e.g. what to present.</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421848187002107115" text:style-name="L14">
        <text:list-item>
          <text:p text:style-name="P31">Memory layout of the function values, allowing for multiple data types from binary (one and off for lights) through integer values (for e.g. sound intensities) and strings (sign displays?).</text:p>
        </text:list-item>
        <text:list-item>
          <text:p text:style-name="P31">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text:soft-page-break/>useful in a world where throttles generally have only about a dozen buttons, but decoders have many output options.</text:p>
      <text:p text:style-name="P12">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608250866683473416" text:style-name="L15">
        <text:list-item>
          <text:p text:style-name="P32">Road Name</text:p>
        </text:list-item>
        <text:list-item>
          <text:p text:style-name="P32">Road Number</text:p>
        </text:list-item>
        <text:list-item>
          <text:p text:style-name="P32">(Manufacturer, model, owner description, comments, etc are already present in ACDI/SNI)</text:p>
        </text:list-item>
        <text:list-item>
          <text:p text:style-name="P32">For DCC locomotives, more terms might be desired:</text:p>
        </text:list-item>
        <text:list-item>
          <text:p text:style-name="P32">DCC Address</text:p>
        </text:list-item>
        <text:list-item>
          <text:p text:style-name="P32">Decoder Type (Manufacturer, model)</text:p>
        </text:list-item>
      </text:list>
      <text:h text:style-name="Heading_20_2" text:outline-level="2">How to find human-readable loco information</text:h>
      <text:p text:style-name="Standard">e.g. SNII for getting the name of a real loco, DCC loco</text:p>
      <text:h text:style-name="Heading_20_2" text:outline-level="2"><text:soft-page-break/>Consisting</text:h>
      <text:p text:style-name="Standard">Consisting is a process familiar to model railroaders, who use it for many purposes:</text:p>
      <text:list xml:id="list4774197258126269492" text:style-name="L16">
        <text:list-item>
          <text:p text:style-name="P33">Run multiple diesel engines together as a model MU</text:p>
        </text:list-item>
        <text:list-item>
          <text:p text:style-name="P33">Run helper locomotives together due to a shortage of (real) engineers</text:p>
        </text:list-item>
        <text:list-item>
          <text:p text:style-name="P33">Connect multiple pieces of rolling stock (passenger cars, cabooses) together to make it easier to control sound and lighting effects</text:p>
        </text:list-item>
        <text:list-item>
          <text:p text:style-name="P33">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4500477646666576115" text:style-name="L17">
        <text:list-item>
          <text:p text:style-name="P34">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4">Function Control - Although the setup process may be able to map or reassign functions in the consist-member nodes, in the end this protocol is just a pass-through of the function instructions and memory access protocol operations.</text:p>
        </text:list-item>
        <text:list-item>
          <text:p text:style-name="P34">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4">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text:soft-page-break/>Lifecycle &amp; Location</text:h>
      <text:p text:style-name="Standard">Each proxy has a lifecycle:</text:p>
      <text:list xml:id="list7003959356036754571" text:style-name="L18">
        <text:list-item>
          <text:p text:style-name="P35">It is created. <text:s/>This might be when a physical node (the proxy or a physical node hosting a number of proxies within it) comes up, or it might be produced as needed.</text:p>
        </text:list-item>
        <text:list-item>
          <text:p text:style-name="P35">A node reserves it. <text:s/>This ensures that only one node does the configuration of the proxy.</text:p>
        </text:list-item>
        <text:list-item>
          <text:p text:style-name="P35">The reserving node attaches one or more DCC addresses or Node IDs to the proxy. These are the items that the proxy will operate.</text:p>
        </text:list-item>
        <text:list-item>
          <text:p text:style-name="P35">The reserving node releases the proxy node.</text:p>
        </text:list-item>
        <text:list-item>
          <text:p text:style-name="P35">The proxy is used to operate the equipment at that attached address(es). (Although this is optional, it's the whole point of having the proxy)</text:p>
        </text:list-item>
        <text:list-item>
          <text:p text:style-name="P35">A node reserves it, to ensure it's the only node changing the configuration.</text:p>
        </text:list-item>
        <text:list-item>
          <text:p text:style-name="P35">The reserving node deallocate the addresses from it. <text:s/></text:p>
        </text:list-item>
        <text:list-item>
          <text:p text:style-name="P35">The reserving node releases the proxy node. When/if the last address and Node ID have been deallocated, the proxy is now idle.</text:p>
        </text:list-item>
        <text:list-item>
          <text:p text:style-name="P35">(Items 2 through 8 are a loop, and can happen multiple times)</text:p>
        </text:list-item>
        <text:list-item>
          <text:p text:style-name="P35">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ext:soft-page-break/>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draw:frame></text:p>
      <text:p text:style-name="Caption">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draw:frame><text:soft-page-break/>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801578060223697273" text:style-name="L19">
        <text:list-item>
          <text:p text:style-name="P36">OpenLCB</text:p>
        </text:list-item>
        <text:list-item>
          <text:p text:style-name="P36">DC</text:p>
          <text:list>
            <text:list-item>
              <text:p text:style-name="P36">With or without extensions for high-frequency constant lighting</text:p>
            </text:list-item>
            <text:list-item>
              <text:p text:style-name="P36">With or without extensions for three-rail control (eliminates need for reversing loops)</text:p>
            </text:list-item>
          </text:list>
        </text:list-item>
        <text:list-item>
          <text:p text:style-name="P36">DCC</text:p>
        </text:list-item>
        <text:list-item>
          <text:p text:style-name="P36">Märklin Digital (old and new)</text:p>
        </text:list-item>
        <text:list-item>
          <text:p text:style-name="P36">Märklin DELTA (is this a subset of Märklin Digital, or something different?)</text:p>
        </text:list-item>
        <text:list-item>
          <text:p text:style-name="P36">Märklin Digital (2004 w/ESU)</text:p>
        </text:list-item>
        <text:list-item>
          <text:p text:style-name="P36">Selectrix</text:p>
        </text:list-item>
        <text:list-item>
          <text:p text:style-name="P36">MTH DCS</text:p>
        </text:list-item>
        <text:list-item>
          <text:p text:style-name="P36">Lionel LCS/TMCC</text:p>
        </text:list-item>
        <text:list-item>
          <text:p text:style-name="P36">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Legacy Train Operations</text:h>
      <text:h text:style-name="Heading_20_3" text:outline-level="3">Configuration</text:h>
      <text:p text:style-name="Standard">For DCC trains, there are two parts:</text:p>
      <text:list xml:id="list2255531274716315508" text:style-name="L20">
        <text:list-item>
          <text:p text:style-name="P37">CV access (with the added complexity of indexed and double-indexed Cvs)</text:p>
        </text:list-item>
        <text:list-item>
          <text:p text:style-name="P3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text:soft-page-break/>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3" text:outline-level="3">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soft-page-break/>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9191284347940387920" text:style-name="L21">
        <text:list-item>
          <text:p text:style-name="P38">Function Group One: 5 (F0-F4)</text:p>
        </text:list-item>
        <text:list-item>
          <text:p text:style-name="P38">Function Group Two: 8 (F5-F12)</text:p>
        </text:list-item>
        <text:list-item>
          <text:p text:style-name="P38">Binary State Control: 32767 (15bits) (note: different address space!)</text:p>
        </text:list-item>
        <text:list-item>
          <text:p text:style-name="P38">Feature Expansion Command 11110: 8 (F13-F20)</text:p>
        </text:list-item>
        <text:list-item>
          <text:p text:style-name="P38">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h text:style-name="Heading_20_3" text:outline-level="3">Legacy Throttles and Throttle Busses</text:h>
      <text:p text:style-name="Standard">The most straight-forward way to allow use of existing legacy DCC throttles and systems is to connect the DCC output of their command station to an OpenLCB node. That node then extracts the speed, <text:soft-page-break/>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To Do</text:h>
      <text:p text:style-name="Standard">The “Legacy” section immediately above needs to be simplified, or even better folded into earlier sections.</text:p>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8"><text:s/>1.1 Terminology<text:tab/>1</text:p>
          <text:p text:style-name="P18"><text:s/>1.2 Served Use Cases<text:tab/>2</text:p>
          <text:p text:style-name="P20"><text:s/>1.2.1 Train Operation<text:tab/>2</text:p>
          <text:p text:style-name="P20"><text:s/>1.2.2 Large Modular Layout<text:tab/>2</text:p>
          <text:p text:style-name="P20"><text:s/>1.2.3 Train on New Layout<text:tab/>2</text:p>
          <text:p text:style-name="P20"><text:s/>1.2.4 Legacy Train on New Layout<text:tab/>3</text:p>
          <text:p text:style-name="P18"><text:s/>1.3 Unserved Use Cases<text:tab/>3</text:p>
          <text:p text:style-name="P20"><text:s/>1.3.1 Multiple Independent Command Stations<text:tab/>3</text:p>
          <text:p text:style-name="P20"><text:s/>1.3.2 Improved Legacy Addressing<text:tab/>3</text:p>
          <text:p text:style-name="P20"><text:s/>1.3.3 Third-Party Communications<text:tab/>3</text:p>
          <text:p text:style-name="P17"><text:s/>2 Specified Sections<text:tab/>3</text:p>
          <text:p text:style-name="P18"><text:s/>2.1 Introduction<text:tab/>3</text:p>
          <text:p text:style-name="P18"><text:s/>2.2 Intended Use<text:tab/>3</text:p>
          <text:p text:style-name="P18"><text:s/>2.3 Reference and Context<text:tab/>3</text:p>
          <text:p text:style-name="P18"><text:s/>2.4 Message Formats<text:tab/>4</text:p>
          <text:p text:style-name="P20"><text:s/>2.4.1 Defined Event IDs<text:tab/>4</text:p>
          <text:p text:style-name="P20"><text:s/>2.4.2 Traction Control Command Message<text:tab/>4</text:p>
          <text:p text:style-name="P20"><text:s/>2.4.3 Traction Control Reply Message<text:tab/>5</text:p>
          <text:p text:style-name="P19"><text:s/>2.4.3.1 Proxy-Specific<text:tab/>8</text:p>
          <text:p text:style-name="P18"><text:s/>2.5 States<text:tab/>9</text:p>
          <text:p text:style-name="P18"><text:s/>2.6 Memory Spaces<text:tab/>9</text:p>
          <text:p text:style-name="P20"><text:s/>2.6.1 Configuration Information<text:tab/>9</text:p>
          <text:p text:style-name="P20"><text:s/>2.6.2 CDI<text:tab/>9</text:p>
          <text:p text:style-name="P20"><text:s/>2.6.3 Function Information 0xF9<text:tab/>9</text:p>
          <text:p text:style-name="P20"><text:s/>2.6.4 Function Definition Information FDI 0xFA<text:tab/>10</text:p>
          <text:p text:style-name="P18"><text:s/>2.7 Interactions<text:tab/>11</text:p>
          <text:p text:style-name="P20"><text:s/>2.7.1 Emergency Stop<text:tab/>11</text:p>
          <text:p text:style-name="P20"><text:s/>2.7.2 Function Operation<text:tab/>11</text:p>
          <text:p text:style-name="P20"><text:s/>2.7.3 Train Configuration<text:tab/>11</text:p>
          <text:p text:style-name="P20"><text:s/>2.7.4 Train Identification<text:tab/>11</text:p>
          <text:p text:style-name="P19"><text:s/>2.7.4.1 Proxy-Specific Details<text:tab/>12</text:p>
          <text:p text:style-name="P17"><text:s/>3 Background Information<text:tab/>13</text:p>
          <text:p text:style-name="P18"><text:s/>3.1 Speed Control<text:tab/>13</text:p>
          <text:p text:style-name="P18"><text:s/>3.2 Function Control<text:tab/>14</text:p>
          <text:p text:style-name="P20"><text:s/>3.2.1 Outputs vs Functions<text:tab/>14</text:p>
          <text:p text:style-name="P18"><text:s/>3.3 Configuration<text:tab/>15</text:p>
          <text:p text:style-name="P18"><text:s/>3.4 How to find human-readable loco information<text:tab/>15</text:p>
          <text:p text:style-name="P18"><text:s/>3.5 Consisting<text:tab/>16</text:p>
          <text:p text:style-name="P18"><text:s/>3.6 Proxies<text:tab/>16</text:p>
          <text:p text:style-name="P20"><text:s/>3.6.1 Lifecycle &amp; Location<text:tab/>17</text:p>
          <text:p text:style-name="P20"><text:s/>3.6.2 Collisions During Allocation<text:tab/>19</text:p>
          <text:p text:style-name="P20"><text:s/>3.6.3 Legacy Protocol Proxies<text:tab/>20</text:p>
          <text:p text:style-name="P18"><text:s/>3.7 Legacy Train Operations<text:tab/>20</text:p>
          <text:p text:style-name="P20"><text:soft-page-break/><text:s/>3.7.1 Configuration<text:tab/>20</text:p>
          <text:p text:style-name="P20"><text:s/>3.7.2 Legacy Function Control<text:tab/>21</text:p>
          <text:p text:style-name="P20"><text:s/>3.7.3 Legacy Throttles and Throttle Busses<text:tab/>2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03T12:00:44.99">May 3,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3T12:00:44.99">May 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03T12:00:44.99">May 3,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35</meta:editing-cycles>
    <meta:editing-duration>P1DT18H5M14S</meta:editing-duration>
    <meta:generator>OpenOffice.org/3.4.1$Unix OpenOffice.org_project/341m1$Build-9593</meta:generator>
    <dc:date>2013-05-03T12:00:45</dc:date>
    <dc:creator>Bob Jacobsen</dc:creator>
    <meta:printed-by>Bob Jacobsen</meta:printed-by>
    <meta:print-date>2013-05-02T11:02:19</meta:print-date>
    <meta:document-statistic meta:table-count="4" meta:image-count="4" meta:object-count="0" meta:page-count="25" meta:paragraph-count="444" meta:word-count="8234" meta:character-count="50213"/>
    <meta:user-defined meta:name="Info 1"/>
    <meta:user-defined meta:name="Info 2"/>
    <meta:user-defined meta:name="Info 3"/>
    <meta:user-defined meta:name="Info 4"/>
  </office:meta>
</office:document-meta>
</file>